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ors c'est un peu flou dans ma tete, vraiment pas bien défini. J'ai donc plusieurs projet : le premier dont je t'ai parler pour mon ami, un magasin de vetements donc.. il me parait plutot réalisable. Si c'est un peu trop ambitieux pour mon année, je peux me contenter d'un portfolio et de commencer en parallele le site de mon ami pour travailler sur différents aspect de la formation a travers le site(je crois qu'avec un site de vetements je peux a peu pret travailler tout ce que l'on va voir <text:s/>?).</text:p>
      <text:p text:style-name="Standard">Pour mon idée, si je peut dire idée car c'est plus une envie... j'ai un peu honte d'en parler car jme laisse voir les choses en grand mais en meme temps j'ai aussi peur que ca soit quelque chose de déja fait ou juste une mauvaise idée... et puis c'est vraiment juste une envie que j'arrive pas a modéliser en projet. Ducoup je t'en parle comme ca sort, j'ai souvent remarquer dans mon envie de me développer et de grandir interieurement que je ne trouvais pas beaucoup d'aide autour de moi, si je n'avais pas d'argent ou si j'etait trop renfermer pour m'ouvrir a des gens ou leur demander de l'aide j'ai remarquer que je googeliser souvent ces questions et je tombais sur des article auquel je ne savais pas si je pouvais accorder une crédibilité ou pas enfin bref.. j'ai remarquer que je ne trouvais pas. Ducoup j'aimerai créer un endroit ou les gens qui ne trouve pas d'aide dans leur environnement puisse poser des questions, trouver de l'aide, du soutient, ou une orientation. Peut etre sur un modele comme wikipedia <text:s/>ou la communauté se nourri elle meme donc sans produit ou service a vendre. J'imagine qu'il existe déja tout un tas de forum du genre ou meme peut etre de site. C'est une idée qui me trotte dans la tete depuis quelque temps déja... j'aimerai donc creer un site autour de l'inititiation au bien etre sans produit a vendre ou on se sentend en confiance peut etre parainer par des docteurs des méditant ou des scientifiqu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3M42S</meta:editing-duration>
    <meta:editing-cycles>3</meta:editing-cycles>
    <meta:generator>OpenOffice/4.1.8$Win32 OpenOffice.org_project/418m3$Build-9803</meta:generator>
    <dc:date>2021-04-13T18:34:50.72</dc:date>
    <meta:document-statistic meta:table-count="0" meta:image-count="0" meta:object-count="0" meta:page-count="1" meta:paragraph-count="2" meta:word-count="350" meta:character-count="1948"/>
    <dc:creator>hichem </dc:creator>
    <meta:user-defined meta:name="Info 1"/>
    <meta:user-defined meta:name="Info 2"/>
    <meta:user-defined meta:name="Info 3"/>
    <meta:user-defined meta:name="Info 4"/>
  </office:meta>
</office:document-meta>
</file>